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Literal.isComp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Literal.StringLiteral( String payload , int startPos , int endPos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ringLiteral.generateCode( MethodVisitor mv , CodeFlow c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Litera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ngLiteral.getLiter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